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2648*"/>
    </style:style>
    <style:style style:name="Table1.D" style:family="table-column">
      <style:table-column-properties style:column-width="2.939cm" style:rel-column-width="166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3" style:family="paragraph" style:parent-style-name="Standard">
      <style:paragraph-properties fo:margin-top="0cm" fo:margin-bottom="0.203cm"/>
      <style:text-properties style:font-name="Thorndale AMT"/>
    </style:style>
    <style:style style:name="P4" style:family="paragraph" style:parent-style-name="Standard">
      <style:paragraph-properties fo:margin-top="0cm" fo:margin-bottom="0.203cm" fo:text-align="start" style:justify-single-word="false"/>
      <style:text-properties style:font-name="Thorndale AMT"/>
    </style:style>
    <style:style style:name="P5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Heading">
      <style:paragraph-properties fo:text-align="center" style:justify-single-word="false"/>
      <style:text-properties style:font-name="Liberation Serif"/>
    </style:style>
    <style:style style:name="P9" style:family="paragraph" style:parent-style-name="Table_20_Contents">
      <style:text-properties style:font-name="Liberation Serif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packing in objects"&gt;</text:placeholder></text:p>
      <text:p text:style-name="P7">Picking List</text:p>
      <text:p text:style-name="P5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5"><text:span text:style-name="T1">Code:</text:span> <text:placeholder text:placeholder-type="text">&lt;packing.code&gt;</text:placeholder></text:p>
      <text:p text:style-name="P5"><text:span text:style-name="T1">Customer:</text:span><text:span text:style-name="T2"> </text:span><text:span text:style-name="T2"><text:placeholder text:placeholder-type="text">&lt;packing.customer.rec_name&gt;</text:placeholder></text:span></text:p>
      <text:p text:style-name="P5"><text:span text:style-name="T1">Planned Date:</text:span><text:span text:style-name="T2"> </text:span><text:span text:style-name="T2"><text:placeholder text:placeholder-type="text">&lt;formatLang(packing.planned_date and packing.planned_date.strftime("%Y-%m-%d"), user.language, date=True)&gt;</text:placeholder></text:span></text:p>
      <text:p text:style-name="P5"><text:span text:style-name="T1">Warehouse:</text:span><text:span text:style-name="T2"> </text:span><text:span text:style-name="T2"><text:placeholder text:placeholder-type="text">&lt;packing.warehouse.rec_name&gt;</text:placeholder></text:span></text:p>
      <text:p text:style-name="P5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8">From Location</text:p>
            </table:table-cell>
            <table:table-cell table:style-name="Table1.A1" office:value-type="string">
              <text:p text:style-name="P8">To Location</text:p>
            </table:table-cell>
            <table:table-cell table:style-name="Table1.A1" office:value-type="string">
              <text:p text:style-name="P8">Product</text:p>
            </table:table-cell>
            <table:table-cell table:style-name="Table1.D1" office:value-type="string">
              <text:p text:style-name="P8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9"><text:placeholder text:placeholder-type="text">&lt;for each="move in sort(packing.inventory_moves)"&gt;</text:placeholder>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<text:placeholder text:placeholder-type="text">&lt;move.from_location.rec_name&gt;</text:placeholder></text:p>
          </table:table-cell>
          <table:table-cell table:style-name="Table1.A2" office:value-type="string">
            <text:p text:style-name="P10"><text:placeholder text:placeholder-type="text">&lt;move.to_location.rec_name&gt;</text:placeholder></text:p>
          </table:table-cell>
          <table:table-cell table:style-name="Table1.A2" office:value-type="string">
            <text:p text:style-name="P10"><text:placeholder text:placeholder-type="text">&lt;move.product.rec_name&gt;</text:placeholder></text:p>
          </table:table-cell>
          <table:table-cell table:style-name="Table1.D2" office:value-type="string">
            <text:p text:style-name="P11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9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6T16:28:59</dc:date>
    <meta:editing-cycles>33</meta:editing-cycles>
    <meta:editing-duration>PT2H34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4" meta:character-count="118"/>
  </office:meta>
</office:document-meta>
</file>